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4498" officeooo:paragraph-rsid="001144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1"><text:tab/>#ASSIGNMENT: ELECTIVE CLOUD: VIRTUAL MACHINE (libvirt)</text:p>
      <text:p text:style-name="P1"></text:p>
      <text:p text:style-name="P1"><text:tab/>'''</text:p>
      <text:p text:style-name="P1"><text:tab/>Installation:</text:p>
      <text:p text:style-name="P1"></text:p>
      <text:p text:style-name="P1"><text:tab/>sudo apt-get install python-software-properties</text:p>
      <text:p text:style-name="P1"><text:tab/>sudo add-apt-repository ppa:ubuntu-virt/ppa</text:p>
      <text:p text:style-name="P1"><text:tab/>sudo apt-get update</text:p>
      <text:p text:style-name="P1"><text:tab/>sudo apt-get install libvirt-bin</text:p>
      <text:p text:style-name="P1"></text:p>
      <text:p text:style-name="P1"><text:tab/>'''</text:p>
      <text:p text:style-name="P1"></text:p>
      <text:p text:style-name="P1"></text:p>
      <text:p text:style-name="P1"><text:tab/>from __future__ import print_function</text:p>
      <text:p text:style-name="P1"><text:tab/>import libvirt</text:p>
      <text:p text:style-name="P1"><text:tab/>import os,sys</text:p>
      <text:p text:style-name="P1"><text:tab/>import pprint</text:p>
      <text:p text:style-name="P1"></text:p>
      <text:p text:style-name="P1"><text:tab/>conn1=libvirt.open("qemu:///system")</text:p>
      <text:p text:style-name="P1"><text:tab/>if conn1== None:</text:p>
      <text:p text:style-name="P1"><text:tab/><text:tab/>print('Failed to open connection to qemu:///system', file=sys.stderr)</text:p>
      <text:p text:style-name="P1"><text:tab/><text:tab/>exit(1)</text:p>
      <text:p text:style-name="P1"><text:tab/>print('Connected successfully\n')</text:p>
      <text:p text:style-name="P1"><text:tab/>host=conn1.getHostname()</text:p>
      <text:p text:style-name="P1"><text:tab/>print ("HostName: ",host,"\n")</text:p>
      <text:p text:style-name="P1"></text:p>
      <text:p text:style-name="P1"><text:tab/>names = conn1.listDefinedDomains()</text:p>
      <text:p text:style-name="P1"><text:tab/>print (names)</text:p>
      <text:p text:style-name="P1"></text:p>
      <text:p text:style-name="P1"><text:tab/>dom = conn1.lookupByName('generic-4')</text:p>
      <text:p text:style-name="P1"><text:tab/>print('Running generic-4\n')</text:p>
      <text:p text:style-name="P1"><text:tab/>dom.create()</text:p>
      <text:p text:style-name="P1"><text:tab/>infos = dom.info()</text:p>
      <text:p text:style-name="P1"><text:tab/>n=dom.name()</text:p>
      <text:p text:style-name="P1"></text:p>
      <text:p text:style-name="P1"><text:tab/>print ("Name = ",n,"\n")</text:p>
      <text:p text:style-name="P1"><text:tab/>print ("State = ",infos[0],"\n")</text:p>
      <text:p text:style-name="P1"><text:tab/>print ("Max Memory = ",infos[1],"\n")</text:p>
      <text:p text:style-name="P1"><text:tab/>print ("Number of virt CPUs = ",infos[3],"\n")</text:p>
      <text:p text:style-name="P1"><text:tab/>print ("CPU Time (in ns) = ",infos[2],"\n")</text:p>
      <text:p text:style-name="P1"><text:tab/>print (" ")</text:p>
      <text:p text:style-name="P1"></text:p>
      <text:p text:style-name="P1"><text:tab/>dom.suspend()</text:p>
      <text:p text:style-name="P1"><text:tab/>print('Suspending generic-4\n')</text:p>
      <text:p text:style-name="P1"><text:tab/>dom.resume()</text:p>
      <text:p text:style-name="P1"><text:tab/>print('Resuming generic-4\n')</text:p>
      <text:p text:style-name="P1"><text:tab/>dom.destroy()</text:p>
      <text:p text:style-name="P1"><text:tab/>print('Destroying generic-4\n')</text:p>
      <text:p text:style-name="P1"></text:p>
      <text:p text:style-name="P1"><text:tab/>''' OUTPUT </text:p>
      <text:p text:style-name="P1"></text:p>
      <text:p text:style-name="P1"><text:soft-page-break/><text:tab/>root@ccoew:/home/ccoew# python libvirt_batcha.py</text:p>
      <text:p text:style-name="P1"><text:tab/>Connected successfully</text:p>
      <text:p text:style-name="P1"></text:p>
      <text:p text:style-name="P1"><text:tab/>HostName: <text:s/>ccoew </text:p>
      <text:p text:style-name="P1"></text:p>
      <text:p text:style-name="P1"><text:tab/>['generic-6', 'generic-8', 'generic-10', 'generic-11', 'fedora1', 'generic-13', 'rusan', 'generic-7', 'generic-5', 'generic-2', <text:tab/>'generic-4','generic-3', 'generic-12', 'cummins', 'generic-9', 'fedora-cl3', 'final', 'generic']</text:p>
      <text:p text:style-name="P1"><text:tab/>Running generic-4</text:p>
      <text:p text:style-name="P1"></text:p>
      <text:p text:style-name="P1"><text:tab/>Name = <text:s/>generic-4 </text:p>
      <text:p text:style-name="P1"></text:p>
      <text:p text:style-name="P1"><text:tab/>State = <text:s/>1 </text:p>
      <text:p text:style-name="P1"></text:p>
      <text:p text:style-name="P1"><text:tab/>Max Memory = <text:s/>1048576 </text:p>
      <text:p text:style-name="P1"></text:p>
      <text:p text:style-name="P1"><text:tab/>Number of virt CPUs = <text:s/>1 </text:p>
      <text:p text:style-name="P1"></text:p>
      <text:p text:style-name="P1"><text:tab/>CPU Time (in ns) = <text:s/>1048576 </text:p>
      <text:p text:style-name="P1"></text:p>
      <text:p text:style-name="P1"><text:tab/> </text:p>
      <text:p text:style-name="P1"><text:tab/>Suspending generic-4</text:p>
      <text:p text:style-name="P1"></text:p>
      <text:p text:style-name="P1"><text:tab/>Resuming generic-4</text:p>
      <text:p text:style-name="P1"></text:p>
      <text:p text:style-name="P1"><text:tab/>Destroying generic-4</text:p>
      <text:p text:style-name="P1"></text:p>
      <text:p text:style-name="P1"></text:p>
      <text:p text:style-name="P1"><text:tab/>''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2:05:58.509490410</meta:creation-date>
    <dc:date>2017-03-22T22:06:12.468171574</dc:date>
    <meta:editing-duration>P0D</meta:editing-duration>
    <meta:editing-cycles>1</meta:editing-cycles>
    <meta:document-statistic meta:table-count="0" meta:image-count="0" meta:object-count="0" meta:page-count="2" meta:paragraph-count="79" meta:word-count="162" meta:character-count="1622" meta:non-whitespace-character-count="1364"/>
    <meta:generator>LibreOffice/4.2.8.2$Linux_X86_64 LibreOffice_project/420m0$Build-2</meta:generator>
  </office:meta>
</office:document-meta>
</file>